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576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1.33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965cm"/>
    </style:style>
    <style:style style:name="co9" style:family="table-column">
      <style:table-column-properties fo:break-before="auto" style:column-width="5.38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Imag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>
            <text:p>Filename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oost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 office:value-type="string">
            <text:p>vertices</text:p>
          </table:table-cell>
          <table:table-cell office:value-type="string">
            <text:p>edges</text:p>
          </table:table-cell>
        </table:table-row>
        <table:table-row table:style-name="ro1">
          <table:table-cell office:value-type="string">
            <text:p>data/image_3x3.dat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ata/image_3x3_stripped.dat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ata/image_beach.dat</text:p>
          </table:table-cell>
          <table:table-cell office:value-type="float" office:value="0.587911">
            <text:p>0,59</text:p>
          </table:table-cell>
          <table:table-cell office:value-type="float" office:value="9.56855">
            <text:p>9,57</text:p>
          </table:table-cell>
          <table:table-cell office:value-type="float" office:value="1.69674">
            <text:p>1,7</text:p>
          </table:table-cell>
          <table:table-cell office:value-type="float" office:value="4.02">
            <text:p>4,02</text:p>
          </table:table-cell>
          <table:table-cell office:value-type="float" office:value="3.07">
            <text:p>3,07</text:p>
          </table:table-cell>
          <table:table-cell office:value-type="float" office:value="187502">
            <text:p>187502</text:p>
          </table:table-cell>
          <table:table-cell office:value-type="float" office:value="1123250">
            <text:p>1123250</text:p>
          </table:table-cell>
        </table:table-row>
        <table:table-row table:style-name="ro1">
          <table:table-cell office:value-type="string">
            <text:p>data/image_beach_stripped.dat</text:p>
          </table:table-cell>
          <table:table-cell office:value-type="float" office:value="0.26696">
            <text:p>0,27</text:p>
          </table:table-cell>
          <table:table-cell office:value-type="float" office:value="8.51271">
            <text:p>8,51</text:p>
          </table:table-cell>
          <table:table-cell office:value-type="float" office:value="1.00885">
            <text:p>1,01</text:p>
          </table:table-cell>
          <table:table-cell office:value-type="float" office:value="3.22">
            <text:p>3,22</text:p>
          </table:table-cell>
          <table:table-cell office:value-type="float" office:value="2.9">
            <text:p>2,9</text:p>
          </table:table-cell>
          <table:table-cell office:value-type="float" office:value="187502">
            <text:p>187502</text:p>
          </table:table-cell>
          <table:table-cell office:value-type="float" office:value="933266">
            <text:p>933266</text:p>
          </table:table-cell>
        </table:table-row>
        <table:table-row table:style-name="ro1">
          <table:table-cell office:value-type="string">
            <text:p>data/image_lena.dat</text:p>
          </table:table-cell>
          <table:table-cell office:value-type="float" office:value="0.0749891">
            <text:p>0,07</text:p>
          </table:table-cell>
          <table:table-cell office:value-type="float" office:value="0.617906">
            <text:p>0,62</text:p>
          </table:table-cell>
          <table:table-cell office:value-type="float" office:value="0.238963">
            <text:p>0,24</text:p>
          </table:table-cell>
          <table:table-cell office:value-type="float" office:value="0.32">
            <text:p>0,32</text:p>
          </table:table-cell>
          <table:table-cell office:value-type="float" office:value="0.34">
            <text:p>0,34</text:p>
          </table:table-cell>
          <table:table-cell office:value-type="float" office:value="40002">
            <text:p>40002</text:p>
          </table:table-cell>
          <table:table-cell office:value-type="float" office:value="239200">
            <text:p>239200</text:p>
          </table:table-cell>
        </table:table-row>
        <table:table-row table:style-name="ro1">
          <table:table-cell office:value-type="string">
            <text:p>data/image_lena_stripped.dat</text:p>
          </table:table-cell>
          <table:table-cell office:value-type="float" office:value="0.0489919">
            <text:p>0,05</text:p>
          </table:table-cell>
          <table:table-cell office:value-type="float" office:value="0.782881">
            <text:p>0,78</text:p>
          </table:table-cell>
          <table:table-cell office:value-type="float" office:value="0.223966">
            <text:p>0,22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40002">
            <text:p>40002</text:p>
          </table:table-cell>
          <table:table-cell office:value-type="float" office:value="197318">
            <text:p>197318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Images.K38" table:end-x="0.873cm" table:end-y="0.187cm" draw:z-index="0" svg:width="24.298cm" svg:height="12.438cm" svg:x="0.167cm" svg:y="0.08cm">
              <draw:object draw:notify-on-update-of-ranges="Images.A1:Images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AC_Graphs" table:style-name="ta1" table:print="false">
        <office:forms form:automatic-focus="false" form:apply-design-mode="false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vertic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oost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/>
          <table:table-cell office:value-type="string">
            <text:p>edges</text:p>
          </table:table-cell>
        </table:table-row>
        <table:table-row table:style-name="ro1">
          <table:table-cell office:value-type="string">
            <text:p>data/max_flow_ac_1024.dat</text:p>
          </table:table-cell>
          <table:table-cell office:value-type="float" office:value="1024">
            <text:p>1024</text:p>
          </table:table-cell>
          <table:table-cell office:value-type="float" office:value="5.74413">
            <text:p>5,74</text:p>
          </table:table-cell>
          <table:table-cell office:value-type="float" office:value="0.309953">
            <text:p>0,31</text:p>
          </table:table-cell>
          <table:table-cell office:value-type="float" office:value="0.531919">
            <text:p>0,53</text:p>
          </table:table-cell>
          <table:table-cell office:value-type="float" office:value="0.28">
            <text:p>0,28</text:p>
          </table:table-cell>
          <table:table-cell office:value-type="float" office:value="0.45">
            <text:p>0,45</text:p>
          </table:table-cell>
          <table:table-cell/>
          <table:table-cell office:value-type="float" office:value="523776">
            <text:p>523776</text:p>
          </table:table-cell>
        </table:table-row>
        <table:table-row table:style-name="ro1">
          <table:table-cell office:value-type="string">
            <text:p>data/max_flow_ac_1448.dat</text:p>
          </table:table-cell>
          <table:table-cell office:value-type="float" office:value="1448">
            <text:p>1448</text:p>
          </table:table-cell>
          <table:table-cell office:value-type="float" office:value="19.3781">
            <text:p>19,38</text:p>
          </table:table-cell>
          <table:table-cell office:value-type="float" office:value="0.543917">
            <text:p>0,54</text:p>
          </table:table-cell>
          <table:table-cell office:value-type="float" office:value="0.92086">
            <text:p>0,92</text:p>
          </table:table-cell>
          <table:table-cell office:value-type="float" office:value="0.43">
            <text:p>0,43</text:p>
          </table:table-cell>
          <table:table-cell office:value-type="float" office:value="0.77">
            <text:p>0,77</text:p>
          </table:table-cell>
          <table:table-cell/>
          <table:table-cell office:value-type="float" office:value="1047628">
            <text:p>1047628</text:p>
          </table:table-cell>
        </table:table-row>
        <table:table-row table:style-name="ro1">
          <table:table-cell office:value-type="string">
            <text:p>data/max_flow_ac_2048.dat</text:p>
          </table:table-cell>
          <table:table-cell office:value-type="float" office:value="2048">
            <text:p>2048</text:p>
          </table:table-cell>
          <table:table-cell office:value-type="float" office:value="47.0858">
            <text:p>47,09</text:p>
          </table:table-cell>
          <table:table-cell office:value-type="float" office:value="1.3328">
            <text:p>1,33</text:p>
          </table:table-cell>
          <table:table-cell office:value-type="float" office:value="1.77973">
            <text:p>1,78</text:p>
          </table:table-cell>
          <table:table-cell office:value-type="float" office:value="1.12">
            <text:p>1,12</text:p>
          </table:table-cell>
          <table:table-cell office:value-type="float" office:value="1.88">
            <text:p>1,88</text:p>
          </table:table-cell>
          <table:table-cell/>
          <table:table-cell office:value-type="float" office:value="2096128">
            <text:p>2096128</text:p>
          </table:table-cell>
        </table:table-row>
        <table:table-row table:style-name="ro1">
          <table:table-cell office:value-type="string">
            <text:p>data/max_flow_ac_2435.dat</text:p>
          </table:table-cell>
          <table:table-cell office:value-type="float" office:value="2435">
            <text:p>2435</text:p>
          </table:table-cell>
          <table:table-cell office:value-type="float" office:value="83.7373">
            <text:p>83,74</text:p>
          </table:table-cell>
          <table:table-cell office:value-type="float" office:value="1.55177">
            <text:p>1,55</text:p>
          </table:table-cell>
          <table:table-cell office:value-type="float" office:value="2.46862">
            <text:p>2,47</text:p>
          </table:table-cell>
          <table:table-cell office:value-type="float" office:value="0.8">
            <text:p>0,8</text:p>
          </table:table-cell>
          <table:table-cell office:value-type="float" office:value="2.31">
            <text:p>2,31</text:p>
          </table:table-cell>
          <table:table-cell/>
          <table:table-cell office:value-type="float" office:value="2963395">
            <text:p>2963395</text:p>
          </table:table-cell>
        </table:table-row>
        <table:table-row table:style-name="ro1">
          <table:table-cell office:value-type="string">
            <text:p>data/max_flow_ac_2896.dat</text:p>
          </table:table-cell>
          <table:table-cell office:value-type="float" office:value="2896">
            <text:p>2896</text:p>
          </table:table-cell>
          <table:table-cell office:value-type="float" office:value="118.701">
            <text:p>118,7</text:p>
          </table:table-cell>
          <table:table-cell office:value-type="float" office:value="2.95255">
            <text:p>2,95</text:p>
          </table:table-cell>
          <table:table-cell office:value-type="float" office:value="6.15007">
            <text:p>6,15</text:p>
          </table:table-cell>
          <table:table-cell office:value-type="float" office:value="2.77">
            <text:p>2,77</text:p>
          </table:table-cell>
          <table:table-cell office:value-type="float" office:value="5.09">
            <text:p>5,09</text:p>
          </table:table-cell>
          <table:table-cell/>
          <table:table-cell office:value-type="float" office:value="4191960">
            <text:p>4191960</text:p>
          </table:table-cell>
        </table:table-row>
        <table:table-row table:style-name="ro1">
          <table:table-cell office:value-type="string">
            <text:p>data/max_flow_ac_3444.dat</text:p>
          </table:table-cell>
          <table:table-cell office:value-type="float" office:value="3444">
            <text:p>3444</text:p>
          </table:table-cell>
          <table:table-cell office:value-type="float" office:value="207.053">
            <text:p>207,05</text:p>
          </table:table-cell>
          <table:table-cell office:value-type="float" office:value="3.36749">
            <text:p>3,37</text:p>
          </table:table-cell>
          <table:table-cell office:value-type="float" office:value="6.09307">
            <text:p>6,09</text:p>
          </table:table-cell>
          <table:table-cell office:value-type="float" office:value="3.18">
            <text:p>3,18</text:p>
          </table:table-cell>
          <table:table-cell office:value-type="float" office:value="6.76">
            <text:p>6,76</text:p>
          </table:table-cell>
          <table:table-cell/>
          <table:table-cell office:value-type="float" office:value="5928846">
            <text:p>5928846</text:p>
          </table:table-cell>
        </table:table-row>
        <table:table-row table:style-name="ro1">
          <table:table-cell>
            <draw:frame table:end-cell-address="AC_Graphs.K34" table:end-x="0.678cm" table:end-y="0.081cm" draw:z-index="0" svg:width="25.723cm" svg:height="11.136cm" svg:x="0.223cm" svg:y="0.001cm">
              <draw:object draw:notify-on-update-of-ranges="AC_Graphs.B1:AC_Graphs.G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AK_Graphs" table:style-name="ta1" table:print="false">
        <office:forms form:automatic-focus="false" form:apply-design-mode="false"/>
        <table:table-column table:style-name="co9" table:default-cell-style-name="Default"/>
        <table:table-column table:style-name="co7" table:number-columns-repeated="8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vertic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oost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/>
          <table:table-cell office:value-type="string">
            <text:p>edges</text:p>
          </table:table-cell>
        </table:table-row>
        <table:table-row table:style-name="ro1">
          <table:table-cell office:value-type="string">
            <text:p>data/max_flow_ak_01000.dat</text:p>
          </table:table-cell>
          <table:table-cell office:value-type="float" office:value="4006">
            <text:p>4006</text:p>
          </table:table-cell>
          <table:table-cell office:value-type="float" office:value="0.165975">
            <text:p>0,17</text:p>
          </table:table-cell>
          <table:table-cell office:value-type="float" office:value="0.19497">
            <text:p>0,19</text:p>
          </table:table-cell>
          <table:table-cell office:value-type="float" office:value="0.19297">
            <text:p>0,19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/>
          <table:table-cell office:value-type="float" office:value="6007">
            <text:p>6007</text:p>
          </table:table-cell>
        </table:table-row>
        <table:table-row table:style-name="ro1">
          <table:table-cell office:value-type="string">
            <text:p>data/max_flow_ak_02000.dat</text:p>
          </table:table-cell>
          <table:table-cell office:value-type="float" office:value="8006">
            <text:p>8006</text:p>
          </table:table-cell>
          <table:table-cell office:value-type="float" office:value="0.679896">
            <text:p>0,68</text:p>
          </table:table-cell>
          <table:table-cell office:value-type="float" office:value="0.778881">
            <text:p>0,78</text:p>
          </table:table-cell>
          <table:table-cell office:value-type="float" office:value="0.965854">
            <text:p>0,97</text:p>
          </table:table-cell>
          <table:table-cell office:value-type="float" office:value="0.14">
            <text:p>0,14</text:p>
          </table:table-cell>
          <table:table-cell office:value-type="float" office:value="0.04">
            <text:p>0,04</text:p>
          </table:table-cell>
          <table:table-cell/>
          <table:table-cell office:value-type="float" office:value="12007">
            <text:p>12007</text:p>
          </table:table-cell>
        </table:table-row>
        <table:table-row table:style-name="ro1">
          <table:table-cell office:value-type="string">
            <text:p>data/max_flow_ak_03000.dat</text:p>
          </table:table-cell>
          <table:table-cell office:value-type="float" office:value="12006">
            <text:p>12006</text:p>
          </table:table-cell>
          <table:table-cell office:value-type="float" office:value="1.80673">
            <text:p>1,81</text:p>
          </table:table-cell>
          <table:table-cell office:value-type="float" office:value="1.81772">
            <text:p>1,82</text:p>
          </table:table-cell>
          <table:table-cell office:value-type="float" office:value="4.45132">
            <text:p>4,45</text:p>
          </table:table-cell>
          <table:table-cell office:value-type="float" office:value="0.33">
            <text:p>0,33</text:p>
          </table:table-cell>
          <table:table-cell office:value-type="float" office:value="0.06">
            <text:p>0,06</text:p>
          </table:table-cell>
          <table:table-cell/>
          <table:table-cell office:value-type="float" office:value="18007">
            <text:p>18007</text:p>
          </table:table-cell>
        </table:table-row>
        <table:table-row table:style-name="ro1">
          <table:table-cell office:value-type="string">
            <text:p>data/max_flow_ak_04000.dat</text:p>
          </table:table-cell>
          <table:table-cell office:value-type="float" office:value="16006">
            <text:p>16006</text:p>
          </table:table-cell>
          <table:table-cell office:value-type="float" office:value="3.72043">
            <text:p>3,72</text:p>
          </table:table-cell>
          <table:table-cell office:value-type="float" office:value="3.44548">
            <text:p>3,45</text:p>
          </table:table-cell>
          <table:table-cell office:value-type="float" office:value="10.3764">
            <text:p>10,3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/>
          <table:table-cell office:value-type="float" office:value="24007">
            <text:p>24007</text:p>
          </table:table-cell>
        </table:table-row>
        <table:table-row table:style-name="ro1">
          <table:table-cell office:value-type="string">
            <text:p>data/max_flow_ak_05000.dat</text:p>
          </table:table-cell>
          <table:table-cell office:value-type="float" office:value="20006">
            <text:p>20006</text:p>
          </table:table-cell>
          <table:table-cell office:value-type="float" office:value="8.33673">
            <text:p>8,34</text:p>
          </table:table-cell>
          <table:table-cell office:value-type="float" office:value="5.76912">
            <text:p>5,77</text:p>
          </table:table-cell>
          <table:table-cell office:value-type="float" office:value="18.8041">
            <text:p>18,8</text:p>
          </table:table-cell>
          <table:table-cell office:value-type="float" office:value="0.94">
            <text:p>0,94</text:p>
          </table:table-cell>
          <table:table-cell office:value-type="float" office:value="0.18">
            <text:p>0,18</text:p>
          </table:table-cell>
          <table:table-cell/>
          <table:table-cell office:value-type="float" office:value="30007">
            <text:p>30007</text:p>
          </table:table-cell>
        </table:table-row>
        <table:table-row table:style-name="ro1">
          <table:table-cell office:value-type="string">
            <text:p>data/max_flow_ak_06000.dat</text:p>
          </table:table-cell>
          <table:table-cell office:value-type="float" office:value="24006">
            <text:p>24006</text:p>
          </table:table-cell>
          <table:table-cell office:value-type="float" office:value="15.6906">
            <text:p>15,69</text:p>
          </table:table-cell>
          <table:table-cell office:value-type="float" office:value="8.61469">
            <text:p>8,61</text:p>
          </table:table-cell>
          <table:table-cell office:value-type="float" office:value="29.6355">
            <text:p>29,64</text:p>
          </table:table-cell>
          <table:table-cell office:value-type="float" office:value="1.3">
            <text:p>1,3</text:p>
          </table:table-cell>
          <table:table-cell office:value-type="float" office:value="0.23">
            <text:p>0,23</text:p>
          </table:table-cell>
          <table:table-cell/>
          <table:table-cell office:value-type="float" office:value="36007">
            <text:p>36007</text:p>
          </table:table-cell>
        </table:table-row>
        <table:table-row table:style-name="ro1">
          <table:table-cell office:value-type="string">
            <text:p>data/max_flow_ak_07000.dat</text:p>
          </table:table-cell>
          <table:table-cell office:value-type="float" office:value="28006">
            <text:p>28006</text:p>
          </table:table-cell>
          <table:table-cell office:value-type="float" office:value="24.8692">
            <text:p>24,87</text:p>
          </table:table-cell>
          <table:table-cell office:value-type="float" office:value="12.1302">
            <text:p>12,13</text:p>
          </table:table-cell>
          <table:table-cell office:value-type="float" office:value="41.3717">
            <text:p>41,37</text:p>
          </table:table-cell>
          <table:table-cell office:value-type="float" office:value="1.81">
            <text:p>1,81</text:p>
          </table:table-cell>
          <table:table-cell office:value-type="float" office:value="0.32">
            <text:p>0,32</text:p>
          </table:table-cell>
          <table:table-cell/>
          <table:table-cell office:value-type="float" office:value="42007">
            <text:p>42007</text:p>
          </table:table-cell>
        </table:table-row>
        <table:table-row table:style-name="ro1">
          <table:table-cell office:value-type="string">
            <text:p>data/max_flow_ak_08000.dat</text:p>
            <draw:frame table:end-cell-address="AK_Graphs.L27" table:end-x="1.108cm" table:end-y="0.161cm" draw:z-index="0" svg:width="28.604cm" svg:height="7.734cm" svg:x="0.445cm" svg:y="0.08cm">
              <draw:object draw:notify-on-update-of-ranges="AK_Graphs.B1:AK_Graphs.G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32006">
            <text:p>32006</text:p>
          </table:table-cell>
          <table:table-cell office:value-type="float" office:value="36.0555">
            <text:p>36,06</text:p>
          </table:table-cell>
          <table:table-cell office:value-type="float" office:value="16.1195">
            <text:p>16,12</text:p>
          </table:table-cell>
          <table:table-cell office:value-type="float" office:value="55.4776">
            <text:p>55,48</text:p>
          </table:table-cell>
          <table:table-cell office:value-type="float" office:value="2.41">
            <text:p>2,41</text:p>
          </table:table-cell>
          <table:table-cell office:value-type="float" office:value="0.39">
            <text:p>0,39</text:p>
          </table:table-cell>
          <table:table-cell/>
          <table:table-cell office:value-type="float" office:value="48007">
            <text:p>48007</text:p>
          </table:table-cell>
        </table:table-row>
        <table:table-row table:style-name="ro1">
          <table:table-cell office:value-type="string">
            <text:p>data/max_flow_ak_09000.dat</text:p>
          </table:table-cell>
          <table:table-cell office:value-type="float" office:value="36006">
            <text:p>36006</text:p>
          </table:table-cell>
          <table:table-cell office:value-type="float" office:value="48.6006">
            <text:p>48,6</text:p>
          </table:table-cell>
          <table:table-cell office:value-type="float" office:value="20.6989">
            <text:p>20,7</text:p>
          </table:table-cell>
          <table:table-cell office:value-type="float" office:value="71.1192">
            <text:p>71,12</text:p>
          </table:table-cell>
          <table:table-cell office:value-type="float" office:value="3.09">
            <text:p>3,09</text:p>
          </table:table-cell>
          <table:table-cell office:value-type="float" office:value="0.45">
            <text:p>0,45</text:p>
          </table:table-cell>
          <table:table-cell/>
          <table:table-cell office:value-type="float" office:value="54007">
            <text:p>54007</text:p>
          </table:table-cell>
        </table:table-row>
        <table:table-row table:style-name="ro1">
          <table:table-cell office:value-type="string">
            <text:p>data/max_flow_ak_10000.dat</text:p>
          </table:table-cell>
          <table:table-cell office:value-type="float" office:value="40006">
            <text:p>40006</text:p>
          </table:table-cell>
          <table:table-cell office:value-type="float" office:value="62.0846">
            <text:p>62,08</text:p>
          </table:table-cell>
          <table:table-cell office:value-type="float" office:value="25.4501">
            <text:p>25,45</text:p>
          </table:table-cell>
          <table:table-cell office:value-type="float" office:value="88.4775">
            <text:p>88,48</text:p>
          </table:table-cell>
          <table:table-cell office:value-type="float" office:value="3.92">
            <text:p>3,92</text:p>
          </table:table-cell>
          <table:table-cell office:value-type="float" office:value="0.56">
            <text:p>0,56</text:p>
          </table:table-cell>
          <table:table-cell/>
          <table:table-cell office:value-type="float" office:value="60007">
            <text:p>60007</text:p>
          </table:table-cell>
        </table:table-row>
        <table:table-row table:style-name="ro1">
          <table:table-cell office:value-type="string">
            <text:p>data/max_flow_ak_11000.dat</text:p>
          </table:table-cell>
          <table:table-cell office:value-type="float" office:value="44006">
            <text:p>44006</text:p>
          </table:table-cell>
          <table:table-cell office:value-type="float" office:value="75.8255">
            <text:p>75,83</text:p>
          </table:table-cell>
          <table:table-cell office:value-type="float" office:value="31.0093">
            <text:p>31,01</text:p>
          </table:table-cell>
          <table:table-cell office:value-type="float" office:value="108.423">
            <text:p>108,42</text:p>
          </table:table-cell>
          <table:table-cell office:value-type="float" office:value="5.07">
            <text:p>5,07</text:p>
          </table:table-cell>
          <table:table-cell office:value-type="float" office:value="0.67">
            <text:p>0,67</text:p>
          </table:table-cell>
          <table:table-cell/>
          <table:table-cell office:value-type="float" office:value="66007">
            <text:p>66007</text:p>
          </table:table-cell>
        </table:table-row>
        <table:table-row table:style-name="ro1">
          <table:table-cell office:value-type="string">
            <text:p>data/max_flow_ak_12000.dat</text:p>
          </table:table-cell>
          <table:table-cell office:value-type="float" office:value="48006">
            <text:p>48006</text:p>
          </table:table-cell>
          <table:table-cell office:value-type="float" office:value="93.2938">
            <text:p>93,29</text:p>
          </table:table-cell>
          <table:table-cell office:value-type="float" office:value="37.3043">
            <text:p>37,3</text:p>
          </table:table-cell>
          <table:table-cell office:value-type="float" office:value="128.283">
            <text:p>128,28</text:p>
          </table:table-cell>
          <table:table-cell office:value-type="float" office:value="6.4">
            <text:p>6,4</text:p>
          </table:table-cell>
          <table:table-cell office:value-type="float" office:value="0.71">
            <text:p>0,71</text:p>
          </table:table-cell>
          <table:table-cell/>
          <table:table-cell office:value-type="float" office:value="72007">
            <text:p>72007</text:p>
          </table:table-cell>
        </table:table-row>
        <table:table-row table:style-name="ro1">
          <table:table-cell office:value-type="string">
            <text:p>data/max_flow_ak_13000.dat</text:p>
          </table:table-cell>
          <table:table-cell office:value-type="float" office:value="52006">
            <text:p>52006</text:p>
          </table:table-cell>
          <table:table-cell office:value-type="float" office:value="109.953">
            <text:p>109,95</text:p>
          </table:table-cell>
          <table:table-cell office:value-type="float" office:value="43.7903">
            <text:p>43,79</text:p>
          </table:table-cell>
          <table:table-cell office:value-type="float" office:value="152.247">
            <text:p>152,25</text:p>
          </table:table-cell>
          <table:table-cell office:value-type="float" office:value="8.02">
            <text:p>8,02</text:p>
          </table:table-cell>
          <table:table-cell office:value-type="float" office:value="0.87">
            <text:p>0,87</text:p>
          </table:table-cell>
          <table:table-cell/>
          <table:table-cell office:value-type="float" office:value="78007">
            <text:p>78007</text:p>
          </table:table-cell>
        </table:table-row>
        <table:table-row table:style-name="ro1">
          <table:table-cell office:value-type="string">
            <text:p>data/max_flow_ak_14000.dat</text:p>
          </table:table-cell>
          <table:table-cell office:value-type="float" office:value="56006">
            <text:p>56006</text:p>
          </table:table-cell>
          <table:table-cell office:value-type="float" office:value="130.272">
            <text:p>130,27</text:p>
          </table:table-cell>
          <table:table-cell office:value-type="float" office:value="50.6593">
            <text:p>50,66</text:p>
          </table:table-cell>
          <table:table-cell office:value-type="float" office:value="177.294">
            <text:p>177,29</text:p>
          </table:table-cell>
          <table:table-cell office:value-type="float" office:value="9.71">
            <text:p>9,71</text:p>
          </table:table-cell>
          <table:table-cell office:value-type="float" office:value="0.98">
            <text:p>0,98</text:p>
          </table:table-cell>
          <table:table-cell/>
          <table:table-cell office:value-type="float" office:value="84007">
            <text:p>84007</text:p>
          </table:table-cell>
        </table:table-row>
        <table:table-row table:style-name="ro1">
          <table:table-cell office:value-type="string">
            <text:p>data/max_flow_ak_15000.dat</text:p>
          </table:table-cell>
          <table:table-cell office:value-type="float" office:value="60006">
            <text:p>60006</text:p>
          </table:table-cell>
          <table:table-cell office:value-type="float" office:value="150.692">
            <text:p>150,69</text:p>
          </table:table-cell>
          <table:table-cell office:value-type="float" office:value="62.2805">
            <text:p>62,28</text:p>
          </table:table-cell>
          <table:table-cell office:value-type="float" office:value="202.961">
            <text:p>202,96</text:p>
          </table:table-cell>
          <table:table-cell office:value-type="float" office:value="11.4">
            <text:p>11,4</text:p>
          </table:table-cell>
          <table:table-cell office:value-type="float" office:value="1.01">
            <text:p>1,01</text:p>
          </table:table-cell>
          <table:table-cell/>
          <table:table-cell office:value-type="float" office:value="90007">
            <text:p>90007</text:p>
          </table:table-cell>
        </table:table-row>
        <table:table-row table:style-name="ro1">
          <table:table-cell office:value-type="string">
            <text:p>data/max_flow_ak_16000.dat</text:p>
          </table:table-cell>
          <table:table-cell office:value-type="float" office:value="64006">
            <text:p>64006</text:p>
          </table:table-cell>
          <table:table-cell office:value-type="float" office:value="174.012">
            <text:p>174,01</text:p>
          </table:table-cell>
          <table:table-cell office:value-type="float" office:value="66.5419">
            <text:p>66,54</text:p>
          </table:table-cell>
          <table:table-cell office:value-type="float" office:value="231.934">
            <text:p>231,93</text:p>
          </table:table-cell>
          <table:table-cell office:value-type="float" office:value="13.84">
            <text:p>13,84</text:p>
          </table:table-cell>
          <table:table-cell office:value-type="float" office:value="1.19">
            <text:p>1,19</text:p>
          </table:table-cell>
          <table:table-cell/>
          <table:table-cell office:value-type="float" office:value="96007">
            <text:p>96007</text:p>
          </table:table-cell>
        </table:table-row>
        <table:table-row table:style-name="ro1">
          <table:table-cell office:value-type="string">
            <text:p>data/max_flow_ak_17000.dat</text:p>
          </table:table-cell>
          <table:table-cell office:value-type="float" office:value="68006">
            <text:p>68006</text:p>
          </table:table-cell>
          <table:table-cell office:value-type="float" office:value="197.095">
            <text:p>197,1</text:p>
          </table:table-cell>
          <table:table-cell office:value-type="float" office:value="79.9778">
            <text:p>79,98</text:p>
          </table:table-cell>
          <table:table-cell office:value-type="float" office:value="264.117">
            <text:p>264,12</text:p>
          </table:table-cell>
          <table:table-cell office:value-type="float" office:value="15.77">
            <text:p>15,77</text:p>
          </table:table-cell>
          <table:table-cell office:value-type="float" office:value="1.27">
            <text:p>1,27</text:p>
          </table:table-cell>
          <table:table-cell/>
          <table:table-cell office:value-type="float" office:value="102007">
            <text:p>102007</text:p>
          </table:table-cell>
        </table:table-row>
        <table:table-row table:style-name="ro1">
          <table:table-cell office:value-type="string">
            <text:p>data/max_flow_ak_18000.dat</text:p>
          </table:table-cell>
          <table:table-cell office:value-type="float" office:value="72006">
            <text:p>72006</text:p>
          </table:table-cell>
          <table:table-cell office:value-type="float" office:value="222.08">
            <text:p>222,08</text:p>
          </table:table-cell>
          <table:table-cell office:value-type="float" office:value="84.9671">
            <text:p>84,97</text:p>
          </table:table-cell>
          <table:table-cell office:value-type="float" office:value="294.66">
            <text:p>294,66</text:p>
          </table:table-cell>
          <table:table-cell office:value-type="float" office:value="18.43">
            <text:p>18,43</text:p>
          </table:table-cell>
          <table:table-cell office:value-type="float" office:value="1.33">
            <text:p>1,33</text:p>
          </table:table-cell>
          <table:table-cell/>
          <table:table-cell office:value-type="float" office:value="108007">
            <text:p>108007</text:p>
          </table:table-cell>
        </table:table-row>
        <table:table-row table:style-name="ro1">
          <table:table-cell office:value-type="string">
            <text:p>data/max_flow_ak_19000.dat</text:p>
          </table:table-cell>
          <table:table-cell office:value-type="float" office:value="76006">
            <text:p>76006</text:p>
          </table:table-cell>
          <table:table-cell office:value-type="float" office:value="247.482">
            <text:p>247,48</text:p>
          </table:table-cell>
          <table:table-cell office:value-type="float" office:value="94.5926">
            <text:p>94,59</text:p>
          </table:table-cell>
          <table:table-cell office:value-type="float" office:value="327.418">
            <text:p>327,42</text:p>
          </table:table-cell>
          <table:table-cell office:value-type="float" office:value="20.9">
            <text:p>20,9</text:p>
          </table:table-cell>
          <table:table-cell office:value-type="float" office:value="1.5">
            <text:p>1,5</text:p>
          </table:table-cell>
          <table:table-cell/>
          <table:table-cell office:value-type="float" office:value="114007">
            <text:p>114007</text:p>
          </table:table-cell>
        </table:table-row>
        <table:table-row table:style-name="ro1">
          <table:table-cell office:value-type="string">
            <text:p>data/max_flow_ak_20000.dat</text:p>
          </table:table-cell>
          <table:table-cell office:value-type="float" office:value="80006">
            <text:p>80006</text:p>
          </table:table-cell>
          <table:table-cell office:value-type="float" office:value="276.258">
            <text:p>276,26</text:p>
          </table:table-cell>
          <table:table-cell office:value-type="float" office:value="105.042">
            <text:p>105,04</text:p>
          </table:table-cell>
          <table:table-cell office:value-type="float" office:value="364.371">
            <text:p>364,37</text:p>
          </table:table-cell>
          <table:table-cell office:value-type="float" office:value="23.44">
            <text:p>23,44</text:p>
          </table:table-cell>
          <table:table-cell office:value-type="float" office:value="1.65">
            <text:p>1,65</text:p>
          </table:table-cell>
          <table:table-cell/>
          <table:table-cell office:value-type="float" office:value="120007">
            <text:p>120007</text:p>
          </table:table-cell>
        </table:table-row>
        <table:table-row table:style-name="ro1">
          <table:table-cell office:value-type="string">
            <text:p>data/max_flow_ak_21000.dat</text:p>
          </table:table-cell>
          <table:table-cell office:value-type="float" office:value="84006">
            <text:p>84006</text:p>
          </table:table-cell>
          <table:table-cell office:value-type="float" office:value="307.37">
            <text:p>307,37</text:p>
          </table:table-cell>
          <table:table-cell office:value-type="float" office:value="122.343">
            <text:p>122,34</text:p>
          </table:table-cell>
          <table:table-cell office:value-type="float" office:value="401.06">
            <text:p>401,06</text:p>
          </table:table-cell>
          <table:table-cell office:value-type="float" office:value="26.56">
            <text:p>26,56</text:p>
          </table:table-cell>
          <table:table-cell office:value-type="float" office:value="1.69">
            <text:p>1,69</text:p>
          </table:table-cell>
          <table:table-cell/>
          <table:table-cell office:value-type="float" office:value="126007">
            <text:p>126007</text:p>
          </table:table-cell>
        </table:table-row>
        <table:table-row table:style-name="ro1">
          <table:table-cell office:value-type="string">
            <text:p>data/max_flow_ak_22000.dat</text:p>
          </table:table-cell>
          <table:table-cell office:value-type="float" office:value="88006">
            <text:p>88006</text:p>
          </table:table-cell>
          <table:table-cell office:value-type="float" office:value="336.919">
            <text:p>336,92</text:p>
          </table:table-cell>
          <table:table-cell office:value-type="float" office:value="133.889">
            <text:p>133,89</text:p>
          </table:table-cell>
          <table:table-cell office:value-type="float" office:value="445.136">
            <text:p>445,14</text:p>
          </table:table-cell>
          <table:table-cell office:value-type="float" office:value="29.56">
            <text:p>29,56</text:p>
          </table:table-cell>
          <table:table-cell office:value-type="float" office:value="1.95">
            <text:p>1,95</text:p>
          </table:table-cell>
          <table:table-cell/>
          <table:table-cell office:value-type="float" office:value="132007">
            <text:p>132007</text:p>
          </table:table-cell>
        </table:table-row>
        <table:table-row table:style-name="ro1">
          <table:table-cell office:value-type="string">
            <text:p>data/max_flow_ak_23000.dat</text:p>
          </table:table-cell>
          <table:table-cell office:value-type="float" office:value="92006">
            <text:p>92006</text:p>
          </table:table-cell>
          <table:table-cell office:value-type="float" office:value="369.784">
            <text:p>369,78</text:p>
          </table:table-cell>
          <table:table-cell office:value-type="float" office:value="139.096">
            <text:p>139,1</text:p>
          </table:table-cell>
          <table:table-cell office:value-type="float" office:value="484.806">
            <text:p>484,81</text:p>
          </table:table-cell>
          <table:table-cell office:value-type="float" office:value="32.64">
            <text:p>32,64</text:p>
          </table:table-cell>
          <table:table-cell office:value-type="float" office:value="2.1">
            <text:p>2,1</text:p>
          </table:table-cell>
          <table:table-cell/>
          <table:table-cell office:value-type="float" office:value="138007">
            <text:p>138007</text:p>
          </table:table-cell>
        </table:table-row>
        <table:table-row table:style-name="ro1">
          <table:table-cell office:value-type="string">
            <text:p>data/max_flow_ak_24000.dat</text:p>
          </table:table-cell>
          <table:table-cell office:value-type="float" office:value="96006">
            <text:p>96006</text:p>
          </table:table-cell>
          <table:table-cell office:value-type="float" office:value="406.892">
            <text:p>406,89</text:p>
          </table:table-cell>
          <table:table-cell office:value-type="float" office:value="151.892">
            <text:p>151,89</text:p>
          </table:table-cell>
          <table:table-cell office:value-type="float" office:value="530.086">
            <text:p>530,09</text:p>
          </table:table-cell>
          <table:table-cell office:value-type="float" office:value="36.26">
            <text:p>36,26</text:p>
          </table:table-cell>
          <table:table-cell office:value-type="float" office:value="2.07">
            <text:p>2,07</text:p>
          </table:table-cell>
          <table:table-cell/>
          <table:table-cell office:value-type="float" office:value="144007">
            <text:p>144007</text:p>
          </table:table-cell>
        </table:table-row>
        <table:table-row table:style-name="ro1">
          <table:table-cell office:value-type="string">
            <text:p>data/max_flow_ak_25000.dat</text:p>
          </table:table-cell>
          <table:table-cell office:value-type="float" office:value="100006">
            <text:p>100006</text:p>
          </table:table-cell>
          <table:table-cell office:value-type="float" office:value="442.514">
            <text:p>442,51</text:p>
          </table:table-cell>
          <table:table-cell office:value-type="float" office:value="165.801">
            <text:p>165,8</text:p>
          </table:table-cell>
          <table:table-cell office:value-type="float" office:value="574.489">
            <text:p>574,49</text:p>
          </table:table-cell>
          <table:table-cell office:value-type="float" office:value="39.54">
            <text:p>39,54</text:p>
          </table:table-cell>
          <table:table-cell office:value-type="float" office:value="2.34">
            <text:p>2,34</text:p>
          </table:table-cell>
          <table:table-cell/>
          <table:table-cell office:value-type="float" office:value="150007">
            <text:p>1500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de" style:country-asian="DE" style:font-name-complex="Lucidasans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3">23.07.2006</text:date>, <text:time>15:02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07-23T13:56:16</meta:creation-date>
    <dc:creator>Stephan Diederich</dc:creator>
    <dc:date>2006-07-23T15:02:36</dc:date>
    <dc:language>de-DE</dc:language>
    <meta:editing-cycles>4</meta:editing-cycles>
    <meta:editing-duration>PT1H6M31S</meta:editing-duration>
    <meta:user-defined meta:name="Info 1"/>
    <meta:user-defined meta:name="Info 2"/>
    <meta:user-defined meta:name="Info 3"/>
    <meta:user-defined meta:name="Info 4"/>
    <meta:document-statistic meta:table-count="3" meta:cell-count="3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1000003814697pt" style:font-family-asian="'Andale Sans UI'" style:font-family-generic-asian="system" style:font-pitch-asian="variable" style:font-size-asian="23.1000003814697pt" style:font-family-complex="Lucidasans" style:font-family-generic-complex="system" style:font-pitch-complex="variable" style:font-size-complex="23.1000003814697pt"/>
    </style:style>
    <style:style style:name="ch3" style:family="chart">
      <style:graphic-properties draw:fill="none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Andale Sans UI'" style:font-family-generic-asian="system" style:font-pitch-asian="variable" style:font-size-asian="12.3999996185303pt" style:font-family-complex="Lucidasans" style:font-family-generic-complex="system" style:font-pitch-complex="variable" style:font-size-complex="12.3999996185303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5.8999996185303pt" style:font-family-asian="'Andale Sans UI'" style:font-family-generic-asian="system" style:font-pitch-asian="variable" style:font-size-asian="15.8999996185303pt" style:font-family-complex="Lucidasans" style:font-family-generic-complex="system" style:font-pitch-complex="variable" style:font-size-complex="15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Andale Sans UI'" style:font-family-generic-asian="system" style:font-pitch-asian="variable" style:font-size-asian="12.3999996185303pt" style:font-family-complex="Lucidasans" style:font-family-generic-complex="system" style:font-pitch-complex="variable" style:font-size-complex="12.3999996185303pt"/>
    </style:style>
    <style:style style:name="ch8" style:family="chart">
      <style:graphic-properties draw:fill-color="#9999ff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9" style:family="chart">
      <style:graphic-properties draw:fill-color="#993366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0" style:family="chart">
      <style:graphic-properties draw:fill-color="#ffffcc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1" style:family="chart">
      <style:graphic-properties draw:fill-color="#ccffff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2" style:family="chart">
      <style:graphic-properties draw:fill-color="#660066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5.774cm" svg:height="12.439cm" chart:class="chart:bar" chart:style-name="ch1">
        <chart:title svg:x="7.244cm" svg:y="0.248cm" chart:style-name="ch2">
          <text:p>Max-Flow with image-problems</text:p>
        </chart:title>
        <chart:legend chart:legend-position="end" svg:x="22.417cm" svg:y="4.818cm" chart:style-name="ch3"/>
        <chart:plot-area chart:style-name="ch4" table:cell-range-address="Images.$A$1:.$F$7" chart:data-source-has-labels="both" chart:table-number-list="0" svg:x="0.514cm" svg:y="1.654cm" svg:width="21.243cm" svg:height="10.536cm">
          <chart:axis chart:dimension="x" chart:name="primary-x" chart:style-name="ch5">
            <chart:title svg:x="11.135cm" svg:y="11.56cm" chart:style-name="ch6">
              <text:p>Image</text:p>
            </chart:title>
            <chart:categories table:cell-range-address="local-table.A2:.A7"/>
          </chart:axis>
          <chart:axis chart:dimension="y" chart:name="primary-y" chart:style-name="ch7">
            <chart:title svg:x="0.514cm" svg:y="6.564cm" chart:style-name="ch6">
              <text:p>time [s]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oost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</table:table-row>
          </table:table-header-rows>
          <table:table-rows>
            <table:table-row>
              <table:table-cell office:value-type="string">
                <text:p>data/image_3x3.d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ta/image_3x3_stripped.d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ta/image_beach.dat</text:p>
              </table:table-cell>
              <table:table-cell office:value-type="float" office:value="0.587911">
                <text:p>0.587911</text:p>
              </table:table-cell>
              <table:table-cell office:value-type="float" office:value="9.56855">
                <text:p>9.56855</text:p>
              </table:table-cell>
              <table:table-cell office:value-type="float" office:value="1.69674">
                <text:p>1.69674</text:p>
              </table:table-cell>
              <table:table-cell office:value-type="float" office:value="4.02">
                <text:p>4.0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data/image_beach_stripped.dat</text:p>
              </table:table-cell>
              <table:table-cell office:value-type="float" office:value="0.26696">
                <text:p>0.26696</text:p>
              </table:table-cell>
              <table:table-cell office:value-type="float" office:value="8.51271">
                <text:p>8.51271</text:p>
              </table:table-cell>
              <table:table-cell office:value-type="float" office:value="1.00885">
                <text:p>1.00885</text:p>
              </table:table-cell>
              <table:table-cell office:value-type="float" office:value="3.22">
                <text:p>3.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data/image_lena.dat</text:p>
              </table:table-cell>
              <table:table-cell office:value-type="float" office:value="0.0749891">
                <text:p>0.0749891</text:p>
              </table:table-cell>
              <table:table-cell office:value-type="float" office:value="0.617906">
                <text:p>0.617906</text:p>
              </table:table-cell>
              <table:table-cell office:value-type="float" office:value="0.238963">
                <text:p>0.238963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data/image_lena_stripped.dat</text:p>
              </table:table-cell>
              <table:table-cell office:value-type="float" office:value="0.0489919">
                <text:p>0.0489919</text:p>
              </table:table-cell>
              <table:table-cell office:value-type="float" office:value="0.782881">
                <text:p>0.782881</text:p>
              </table:table-cell>
              <table:table-cell office:value-type="float" office:value="0.223966">
                <text:p>0.22396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2.8999996185303pt" style:font-family-asian="'Andale Sans UI'" style:font-family-generic-asian="system" style:font-pitch-asian="variable" style:font-size-asian="22.8999996185303pt" style:font-family-complex="Lucidasans" style:font-family-generic-complex="system" style:font-pitch-complex="variable" style:font-size-complex="22.8999996185303pt"/>
    </style:style>
    <style:style style:name="ch3" style:family="chart">
      <style:graphic-properties draw:fill="none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000001907349pt" style:font-family-asian="'Andale Sans UI'" style:font-family-generic-asian="system" style:font-pitch-asian="variable" style:font-size-asian="12.3000001907349pt" style:font-family-complex="Lucidasans" style:font-family-generic-complex="system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5.8000001907349pt" style:font-family-asian="'Andale Sans UI'" style:font-family-generic-asian="system" style:font-pitch-asian="variable" style:font-size-asian="15.8000001907349pt" style:font-family-complex="Lucidasans" style:font-family-generic-complex="system" style:font-pitch-complex="variable" style:font-size-complex="15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000001907349pt" style:font-family-asian="'Andale Sans UI'" style:font-family-generic-asian="system" style:font-pitch-asian="variable" style:font-size-asian="12.3000001907349pt" style:font-family-complex="Lucidasans" style:font-family-generic-complex="system" style:font-pitch-complex="variable" style:font-size-complex="12.3000001907349pt"/>
    </style:style>
    <style:style style:name="ch8" style:family="chart">
      <style:graphic-properties draw:fill-color="#9999ff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9" style:family="chart">
      <style:graphic-properties draw:fill-color="#993366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0" style:family="chart">
      <style:graphic-properties draw:fill-color="#ffffcc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1" style:family="chart">
      <style:graphic-properties draw:fill-color="#ccffff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2" style:family="chart">
      <style:graphic-properties draw:fill-color="#660066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8.325cm" svg:height="12.36cm" chart:class="chart:bar" chart:style-name="ch1">
        <chart:title svg:x="8.649cm" svg:y="0.246cm" chart:style-name="ch2">
          <text:p>MaxFlow problems AC-Graphs</text:p>
        </chart:title>
        <chart:legend chart:legend-position="end" svg:x="24.895cm" svg:y="4.771cm" chart:style-name="ch3"/>
        <chart:plot-area chart:style-name="ch4" table:cell-range-address="AC_Graphs.$B$1:.$G$7" chart:data-source-has-labels="both" chart:table-number-list="1" svg:x="0.566cm" svg:y="1.638cm" svg:width="23.198cm" svg:height="10.476cm">
          <chart:axis chart:dimension="x" chart:name="primary-x" chart:style-name="ch5">
            <chart:title svg:x="11.938cm" svg:y="11.491cm" chart:style-name="ch6">
              <text:p>Filename</text:p>
            </chart:title>
            <chart:categories table:cell-range-address="local-table.A2:.A7"/>
          </chart:axis>
          <chart:axis chart:dimension="y" chart:name="primary-y" chart:style-name="ch7">
            <chart:title svg:x="0.566cm" svg:y="6.996cm" chart:style-name="ch6">
              <text:p>time [s]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oost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</table:table-row>
          </table:table-header-rows>
          <table:table-rows>
            <table:table-row>
              <table:table-cell office:value-type="string">
                <text:p>1024</text:p>
              </table:table-cell>
              <table:table-cell office:value-type="float" office:value="5.74413">
                <text:p>5.74413</text:p>
              </table:table-cell>
              <table:table-cell office:value-type="float" office:value="0.309953">
                <text:p>0.309953</text:p>
              </table:table-cell>
              <table:table-cell office:value-type="float" office:value="0.531919">
                <text:p>0.531919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9.3781">
                <text:p>19.3781</text:p>
              </table:table-cell>
              <table:table-cell office:value-type="float" office:value="0.543917">
                <text:p>0.543917</text:p>
              </table:table-cell>
              <table:table-cell office:value-type="float" office:value="0.92086">
                <text:p>0.92086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7.0858">
                <text:p>47.0858</text:p>
              </table:table-cell>
              <table:table-cell office:value-type="float" office:value="1.3328">
                <text:p>1.3328</text:p>
              </table:table-cell>
              <table:table-cell office:value-type="float" office:value="1.77973">
                <text:p>1.77973</text:p>
              </table:table-cell>
              <table:table-cell office:value-type="float" office:value="1.12">
                <text:p>1.1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83.7373">
                <text:p>83.7373</text:p>
              </table:table-cell>
              <table:table-cell office:value-type="float" office:value="1.55177">
                <text:p>1.55177</text:p>
              </table:table-cell>
              <table:table-cell office:value-type="float" office:value="2.46862">
                <text:p>2.46862</text:p>
              </table:table-cell>
              <table:table-cell office:value-type="float" office:value="0.8">
                <text:p>0.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18.701">
                <text:p>118.701</text:p>
              </table:table-cell>
              <table:table-cell office:value-type="float" office:value="2.95255">
                <text:p>2.95255</text:p>
              </table:table-cell>
              <table:table-cell office:value-type="float" office:value="6.15007">
                <text:p>6.15007</text:p>
              </table:table-cell>
              <table:table-cell office:value-type="float" office:value="2.77">
                <text:p>2.77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07.053">
                <text:p>207.053</text:p>
              </table:table-cell>
              <table:table-cell office:value-type="float" office:value="3.36749">
                <text:p>3.36749</text:p>
              </table:table-cell>
              <table:table-cell office:value-type="float" office:value="6.09307">
                <text:p>6.09307</text:p>
              </table:table-cell>
              <table:table-cell office:value-type="float" office:value="3.18">
                <text:p>3.18</text:p>
              </table:table-cell>
              <table:table-cell office:value-type="float" office:value="6.76">
                <text:p>6.7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4.3999996185303pt" style:font-family-asian="'Andale Sans UI'" style:font-family-generic-asian="system" style:font-pitch-asian="variable" style:font-size-asian="14.3999996185303pt" style:font-family-complex="Lucidasans" style:font-family-generic-complex="system" style:font-pitch-complex="variable" style:font-size-complex="14.3999996185303pt"/>
    </style:style>
    <style:style style:name="ch3" style:family="chart">
      <style:graphic-properties draw:fill="none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Andale Sans UI'" style:font-family-generic-asian="system" style:font-pitch-asian="variable" style:font-size-asian="7.69999980926514pt" style:font-family-complex="Lucidasans" style:font-family-generic-complex="system" style:font-pitch-complex="variable" style:font-size-complex="7.69999980926514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.89999961853027pt" style:font-family-asian="'Andale Sans UI'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Andale Sans UI'" style:font-family-generic-asian="system" style:font-pitch-asian="variable" style:font-size-asian="7.69999980926514pt" style:font-family-complex="Lucidasans" style:font-family-generic-complex="system" style:font-pitch-complex="variable" style:font-size-complex="7.69999980926514pt"/>
    </style:style>
    <style:style style:name="ch8" style:family="chart">
      <style:graphic-properties draw:fill-color="#9999ff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graphic-properties draw:fill-color="#993366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graphic-properties draw:fill-color="#ffffcc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graphic-properties draw:fill-color="#ccffff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graphic-properties draw:fill-color="#660066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8.605cm" svg:height="7.735cm" chart:class="chart:bar" chart:style-name="ch1">
        <chart:title svg:x="10.846cm" svg:y="0.154cm" chart:style-name="ch2">
          <text:p>MaxFlow problems AK-Graphs</text:p>
        </chart:title>
        <chart:legend chart:legend-position="end" svg:x="26.249cm" svg:y="2.984cm" chart:style-name="ch3"/>
        <chart:plot-area chart:style-name="ch4" table:cell-range-address="AK_Graphs.$B$1:.$G$26" chart:data-source-has-labels="both" chart:table-number-list="2" svg:x="0.572cm" svg:y="1.029cm" svg:width="24.534cm" svg:height="6.552cm">
          <chart:axis chart:dimension="x" chart:name="primary-x" chart:style-name="ch5">
            <chart:title svg:x="12.814cm" svg:y="7.189cm" chart:style-name="ch6">
              <text:p>filename</text:p>
            </chart:title>
            <chart:categories table:cell-range-address="local-table.A2:.A26"/>
          </chart:axis>
          <chart:axis chart:dimension="y" chart:name="primary-y" chart:style-name="ch7">
            <chart:title svg:x="0.572cm" svg:y="4.101cm" chart:style-name="ch6">
              <text:p>time[s]</text:p>
            </chart:title>
            <chart:grid chart:class="major"/>
          </chart:axis>
          <chart:series chart:style-name="ch8">
            <chart:data-point chart:repeated="25"/>
          </chart:series>
          <chart:series chart:style-name="ch9">
            <chart:data-point chart:repeated="25"/>
          </chart:series>
          <chart:series chart:style-name="ch10">
            <chart:data-point chart:repeated="25"/>
          </chart:series>
          <chart:series chart:style-name="ch11">
            <chart:data-point chart:repeated="25"/>
          </chart:series>
          <chart:series chart:style-name="ch12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oost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</table:table-row>
          </table:table-header-rows>
          <table:table-rows>
            <table:table-row>
              <table:table-cell office:value-type="string">
                <text:p>4006</text:p>
              </table:table-cell>
              <table:table-cell office:value-type="float" office:value="0.165975">
                <text:p>0.165975</text:p>
              </table:table-cell>
              <table:table-cell office:value-type="float" office:value="0.19497">
                <text:p>0.19497</text:p>
              </table:table-cell>
              <table:table-cell office:value-type="float" office:value="0.19297">
                <text:p>0.19297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06</text:p>
              </table:table-cell>
              <table:table-cell office:value-type="float" office:value="0.679896">
                <text:p>0.679896</text:p>
              </table:table-cell>
              <table:table-cell office:value-type="float" office:value="0.778881">
                <text:p>0.778881</text:p>
              </table:table-cell>
              <table:table-cell office:value-type="float" office:value="0.965854">
                <text:p>0.965854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006</text:p>
              </table:table-cell>
              <table:table-cell office:value-type="float" office:value="1.80673">
                <text:p>1.80673</text:p>
              </table:table-cell>
              <table:table-cell office:value-type="float" office:value="1.81772">
                <text:p>1.81772</text:p>
              </table:table-cell>
              <table:table-cell office:value-type="float" office:value="4.45132">
                <text:p>4.45132</text:p>
              </table:table-cell>
              <table:table-cell office:value-type="float" office:value="0.33">
                <text:p>0.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006</text:p>
              </table:table-cell>
              <table:table-cell office:value-type="float" office:value="3.72043">
                <text:p>3.72043</text:p>
              </table:table-cell>
              <table:table-cell office:value-type="float" office:value="3.44548">
                <text:p>3.44548</text:p>
              </table:table-cell>
              <table:table-cell office:value-type="float" office:value="10.3764">
                <text:p>10.3764</text:p>
              </table:table-cell>
              <table:table-cell office:value-type="float" office:value="0.59">
                <text:p>0.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006</text:p>
              </table:table-cell>
              <table:table-cell office:value-type="float" office:value="8.33673">
                <text:p>8.33673</text:p>
              </table:table-cell>
              <table:table-cell office:value-type="float" office:value="5.76912">
                <text:p>5.76912</text:p>
              </table:table-cell>
              <table:table-cell office:value-type="float" office:value="18.8041">
                <text:p>18.8041</text:p>
              </table:table-cell>
              <table:table-cell office:value-type="float" office:value="0.94">
                <text:p>0.9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006</text:p>
              </table:table-cell>
              <table:table-cell office:value-type="float" office:value="15.6906">
                <text:p>15.6906</text:p>
              </table:table-cell>
              <table:table-cell office:value-type="float" office:value="8.61469">
                <text:p>8.61469</text:p>
              </table:table-cell>
              <table:table-cell office:value-type="float" office:value="29.6355">
                <text:p>29.6355</text:p>
              </table:table-cell>
              <table:table-cell office:value-type="float" office:value="1.3">
                <text:p>1.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006</text:p>
              </table:table-cell>
              <table:table-cell office:value-type="float" office:value="24.8692">
                <text:p>24.8692</text:p>
              </table:table-cell>
              <table:table-cell office:value-type="float" office:value="12.1302">
                <text:p>12.1302</text:p>
              </table:table-cell>
              <table:table-cell office:value-type="float" office:value="41.3717">
                <text:p>41.3717</text:p>
              </table:table-cell>
              <table:table-cell office:value-type="float" office:value="1.81">
                <text:p>1.8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2006</text:p>
              </table:table-cell>
              <table:table-cell office:value-type="float" office:value="36.0555">
                <text:p>36.0555</text:p>
              </table:table-cell>
              <table:table-cell office:value-type="float" office:value="16.1195">
                <text:p>16.1195</text:p>
              </table:table-cell>
              <table:table-cell office:value-type="float" office:value="55.4776">
                <text:p>55.4776</text:p>
              </table:table-cell>
              <table:table-cell office:value-type="float" office:value="2.41">
                <text:p>2.4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6006</text:p>
              </table:table-cell>
              <table:table-cell office:value-type="float" office:value="48.6006">
                <text:p>48.6006</text:p>
              </table:table-cell>
              <table:table-cell office:value-type="float" office:value="20.6989">
                <text:p>20.6989</text:p>
              </table:table-cell>
              <table:table-cell office:value-type="float" office:value="71.1192">
                <text:p>71.1192</text:p>
              </table:table-cell>
              <table:table-cell office:value-type="float" office:value="3.09">
                <text:p>3.0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0006</text:p>
              </table:table-cell>
              <table:table-cell office:value-type="float" office:value="62.0846">
                <text:p>62.0846</text:p>
              </table:table-cell>
              <table:table-cell office:value-type="float" office:value="25.4501">
                <text:p>25.4501</text:p>
              </table:table-cell>
              <table:table-cell office:value-type="float" office:value="88.4775">
                <text:p>88.4775</text:p>
              </table:table-cell>
              <table:table-cell office:value-type="float" office:value="3.92">
                <text:p>3.9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006</text:p>
              </table:table-cell>
              <table:table-cell office:value-type="float" office:value="75.8255">
                <text:p>75.8255</text:p>
              </table:table-cell>
              <table:table-cell office:value-type="float" office:value="31.0093">
                <text:p>31.0093</text:p>
              </table:table-cell>
              <table:table-cell office:value-type="float" office:value="108.423">
                <text:p>108.423</text:p>
              </table:table-cell>
              <table:table-cell office:value-type="float" office:value="5.07">
                <text:p>5.0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8006</text:p>
              </table:table-cell>
              <table:table-cell office:value-type="float" office:value="93.2938">
                <text:p>93.2938</text:p>
              </table:table-cell>
              <table:table-cell office:value-type="float" office:value="37.3043">
                <text:p>37.3043</text:p>
              </table:table-cell>
              <table:table-cell office:value-type="float" office:value="128.283">
                <text:p>128.283</text:p>
              </table:table-cell>
              <table:table-cell office:value-type="float" office:value="6.4">
                <text:p>6.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2006</text:p>
              </table:table-cell>
              <table:table-cell office:value-type="float" office:value="109.953">
                <text:p>109.953</text:p>
              </table:table-cell>
              <table:table-cell office:value-type="float" office:value="43.7903">
                <text:p>43.7903</text:p>
              </table:table-cell>
              <table:table-cell office:value-type="float" office:value="152.247">
                <text:p>152.247</text:p>
              </table:table-cell>
              <table:table-cell office:value-type="float" office:value="8.02">
                <text:p>8.0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6006</text:p>
              </table:table-cell>
              <table:table-cell office:value-type="float" office:value="130.272">
                <text:p>130.272</text:p>
              </table:table-cell>
              <table:table-cell office:value-type="float" office:value="50.6593">
                <text:p>50.6593</text:p>
              </table:table-cell>
              <table:table-cell office:value-type="float" office:value="177.294">
                <text:p>177.294</text:p>
              </table:table-cell>
              <table:table-cell office:value-type="float" office:value="9.71">
                <text:p>9.7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0006</text:p>
              </table:table-cell>
              <table:table-cell office:value-type="float" office:value="150.692">
                <text:p>150.692</text:p>
              </table:table-cell>
              <table:table-cell office:value-type="float" office:value="62.2805">
                <text:p>62.2805</text:p>
              </table:table-cell>
              <table:table-cell office:value-type="float" office:value="202.961">
                <text:p>202.961</text:p>
              </table:table-cell>
              <table:table-cell office:value-type="float" office:value="11.4">
                <text:p>11.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4006</text:p>
              </table:table-cell>
              <table:table-cell office:value-type="float" office:value="174.012">
                <text:p>174.012</text:p>
              </table:table-cell>
              <table:table-cell office:value-type="float" office:value="66.5419">
                <text:p>66.5419</text:p>
              </table:table-cell>
              <table:table-cell office:value-type="float" office:value="231.934">
                <text:p>231.934</text:p>
              </table:table-cell>
              <table:table-cell office:value-type="float" office:value="13.84">
                <text:p>13.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006</text:p>
              </table:table-cell>
              <table:table-cell office:value-type="float" office:value="197.095">
                <text:p>197.095</text:p>
              </table:table-cell>
              <table:table-cell office:value-type="float" office:value="79.9778">
                <text:p>79.9778</text:p>
              </table:table-cell>
              <table:table-cell office:value-type="float" office:value="264.117">
                <text:p>264.117</text:p>
              </table:table-cell>
              <table:table-cell office:value-type="float" office:value="15.77">
                <text:p>15.7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2006</text:p>
              </table:table-cell>
              <table:table-cell office:value-type="float" office:value="222.08">
                <text:p>222.08</text:p>
              </table:table-cell>
              <table:table-cell office:value-type="float" office:value="84.9671">
                <text:p>84.9671</text:p>
              </table:table-cell>
              <table:table-cell office:value-type="float" office:value="294.66">
                <text:p>294.66</text:p>
              </table:table-cell>
              <table:table-cell office:value-type="float" office:value="18.43">
                <text:p>18.4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6006</text:p>
              </table:table-cell>
              <table:table-cell office:value-type="float" office:value="247.482">
                <text:p>247.482</text:p>
              </table:table-cell>
              <table:table-cell office:value-type="float" office:value="94.5926">
                <text:p>94.5926</text:p>
              </table:table-cell>
              <table:table-cell office:value-type="float" office:value="327.418">
                <text:p>327.418</text:p>
              </table:table-cell>
              <table:table-cell office:value-type="float" office:value="20.9">
                <text:p>2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006</text:p>
              </table:table-cell>
              <table:table-cell office:value-type="float" office:value="276.258">
                <text:p>276.258</text:p>
              </table:table-cell>
              <table:table-cell office:value-type="float" office:value="105.042">
                <text:p>105.042</text:p>
              </table:table-cell>
              <table:table-cell office:value-type="float" office:value="364.371">
                <text:p>364.371</text:p>
              </table:table-cell>
              <table:table-cell office:value-type="float" office:value="23.44">
                <text:p>23.4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4006</text:p>
              </table:table-cell>
              <table:table-cell office:value-type="float" office:value="307.37">
                <text:p>307.37</text:p>
              </table:table-cell>
              <table:table-cell office:value-type="float" office:value="122.343">
                <text:p>122.343</text:p>
              </table:table-cell>
              <table:table-cell office:value-type="float" office:value="401.06">
                <text:p>401.06</text:p>
              </table:table-cell>
              <table:table-cell office:value-type="float" office:value="26.56">
                <text:p>26.5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88006</text:p>
              </table:table-cell>
              <table:table-cell office:value-type="float" office:value="336.919">
                <text:p>336.919</text:p>
              </table:table-cell>
              <table:table-cell office:value-type="float" office:value="133.889">
                <text:p>133.889</text:p>
              </table:table-cell>
              <table:table-cell office:value-type="float" office:value="445.136">
                <text:p>445.136</text:p>
              </table:table-cell>
              <table:table-cell office:value-type="float" office:value="29.56">
                <text:p>29.5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2006</text:p>
              </table:table-cell>
              <table:table-cell office:value-type="float" office:value="369.784">
                <text:p>369.784</text:p>
              </table:table-cell>
              <table:table-cell office:value-type="float" office:value="139.096">
                <text:p>139.096</text:p>
              </table:table-cell>
              <table:table-cell office:value-type="float" office:value="484.806">
                <text:p>484.806</text:p>
              </table:table-cell>
              <table:table-cell office:value-type="float" office:value="32.64">
                <text:p>32.6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6006</text:p>
              </table:table-cell>
              <table:table-cell office:value-type="float" office:value="406.892">
                <text:p>406.892</text:p>
              </table:table-cell>
              <table:table-cell office:value-type="float" office:value="151.892">
                <text:p>151.892</text:p>
              </table:table-cell>
              <table:table-cell office:value-type="float" office:value="530.086">
                <text:p>530.086</text:p>
              </table:table-cell>
              <table:table-cell office:value-type="float" office:value="36.26">
                <text:p>36.2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0006</text:p>
              </table:table-cell>
              <table:table-cell office:value-type="float" office:value="442.514">
                <text:p>442.514</text:p>
              </table:table-cell>
              <table:table-cell office:value-type="float" office:value="165.801">
                <text:p>165.801</text:p>
              </table:table-cell>
              <table:table-cell office:value-type="float" office:value="574.489">
                <text:p>574.489</text:p>
              </table:table-cell>
              <table:table-cell office:value-type="float" office:value="39.54">
                <text:p>39.54</text:p>
              </table:table-cell>
              <table:table-cell office:value-type="float" office:value="2.34">
                <text:p>2.3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